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2.362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9.5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42cm" fo:min-width="8.266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9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4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fill="solid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22cm" fo:min-width="1.691cm"/>
    </style:style>
    <style:style style:name="gr17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1.693cm"/>
    </style:style>
    <style:style style:name="gr18" style:family="graphic" style:parent-style-name="objectwithoutfill">
      <style:graphic-properties svg:stroke-color="#ed4c05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271cm"/>
    </style:style>
    <style:style style:name="gr20" style:family="graphic" style:parent-style-name="standard">
      <style:graphic-properties draw:stroke="none" svg:stroke-color="#000000" draw:fill="none" draw:fill-color="#ffffff" fo:min-height="0.911cm"/>
    </style:style>
    <style:style style:name="gr21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23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45cm" fo:min-width="1.254cm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81d41a"/>
      <style:paragraph-properties fo:text-align="center"/>
      <style:text-properties style:font-name="mono"/>
    </style:style>
    <style:style style:name="P9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</style:style>
    <style:style style:name="P15" style:family="paragraph">
      <loext:graphic-properties draw:fill-color="#e0c2cd"/>
      <style:paragraph-properties fo:text-align="start"/>
    </style:style>
    <style:style style:name="T1" style:family="text">
      <style:text-properties style:text-outline="false" style:text-line-through-style="none" style:text-line-through-type="none" style:font-name="Nimbus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2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"/>
    </style:style>
    <style:style style:name="T5" style:family="text">
      <style:text-properties fo:color="#c9211e" style:font-name="mono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2.8cm" svg:y="0.9cm">
          <text:p text:style-name="P1"><text:span text:style-name="T1">ACEA1</text:span><text:span text:style-name="T1">016-</text:span><text:span text:style-name="T1">14_Aphi</text:span><text:span text:style-name="T1">s_spira</text:span><text:span text:style-name="T1">ecola_B</text:span><text:span text:style-name="T1">O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4.8cm" svg:y="3.2cm">
          <text:p text:style-name="P1"><text:span text:style-name="T1">Ar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2.1cm" svg:y="3.2cm">
          <text:p text:style-name="P1"><text:span text:style-name="T1">ArR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5cm" svg:y1="3.5cm" svg:x2="12.1cm" svg:y2="3.5cm" draw:start-shape="id1" draw:start-glue-point="1" draw:end-shape="id2" draw:end-glue-point="3" svg:d="M8500 3500h3600" svg:viewBox="0 0 3601 1">
          <text:p text:style-name="P1"><text:span text:style-name="T2">Amplicon</text:span></text:p>
        </draw:connector>
        <draw:line draw:style-name="gr5" draw:text-style-name="P6" draw:layer="layout" svg:x1="4.8cm" svg:y1="1.6cm" svg:x2="4.8cm" svg:y2="6.3cm">
          <text:p/>
        </draw:line>
        <draw:custom-shape draw:style-name="gr6" draw:text-style-name="P7" draw:layer="layout" svg:width="1.8cm" svg:height="0.7cm" svg:x="4.8cm" svg:y="5.6cm">
          <text:p text:style-name="P1"><text:span text:style-name="T3">F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5cm" svg:y1="17.9cm" svg:x2="7.5cm" svg:y2="21cm">
          <text:p/>
        </draw:line>
        <draw:custom-shape draw:style-name="gr6" draw:text-style-name="P7" draw:layer="layout" svg:width="1.8cm" svg:height="0.7cm" svg:x="7.5cm" svg:y="17.8cm">
          <text:p text:style-name="P1"><text:span text:style-name="T3">R_p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862cm" svg:height="0.866cm" svg:x="1cm" svg:y="10.734cm">
          <text:p text:style-name="P1">.<text:span text:style-name="T4">.</text:span><text:span text:style-name="T4">.</text:span><text:span text:style-name="T5">T</text:span><text:span text:style-name="T5">G</text:span><text:span text:style-name="T4">T</text:span><text:span text:style-name="T4">CC</text:span><text:span text:style-name="T4">AG</text:span><text:span text:style-name="T4">AT</text:span><text:span text:style-name="T4">AT</text:span><text:span text:style-name="T4">AT</text:span><text:span text:style-name="T4">CT</text:span><text:span text:style-name="T4">TT</text:span><text:span text:style-name="T4">TC</text:span><text:span text:style-name="T4">CA</text:span><text:span text:style-name="T4">CG</text:span><text:span text:style-name="T4">AT</text:span><text:span text:style-name="T4">TA</text:span><text:span text:style-name="T4">AA</text:span><text:span text:style-name="T4">T.</text:span><text:span text:style-name="T4">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0.967cm" svg:y="11.42cm">
          <text:p text:style-name="P1"><text:span text:style-name="T5">CG</text:span><text:span text:style-name="T4">IGGICTRTAYMGIAARGGI</text:span><text:span text:style-name="T4">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8.766cm" svg:height="2.192cm" svg:x="1.824cm" svg:y="13.308cm">
          <text:p text:style-name="P1"><text:span text:style-name="T6">Mi</text:span><text:span text:style-name="T6">ss</text:span><text:span text:style-name="T6">m</text:span><text:span text:style-name="T6">at</text:span><text:span text:style-name="T6">ch </text:span><text:span text:style-name="T6">lo</text:span><text:span text:style-name="T6">c </text:span><text:span text:style-name="T6">= </text:span><text:span text:style-name="T6">22</text:span></text:p>
          <text:p text:style-name="P1"><text:span text:style-name="T6">Mi</text:span><text:span text:style-name="T6">ss</text:span><text:span text:style-name="T6">m</text:span><text:span text:style-name="T6">at</text:span><text:span text:style-name="T6">ch </text:span><text:span text:style-name="T6">ty</text:span><text:span text:style-name="T6">pe </text:span><text:span text:style-name="T6">= </text:span><text:span text:style-name="T6">‘G</text:span><text:span text:style-name="T6">G’ </text:span></text:p>
          <text:p text:style-name="P1"><text:span text:style-name="T6">Mi</text:span><text:span text:style-name="T6">ss</text:span><text:span text:style-name="T6">m</text:span><text:span text:style-name="T6">at</text:span><text:span text:style-name="T6">ch </text:span><text:span text:style-name="T6">ba</text:span><text:span text:style-name="T6">se </text:span><text:span text:style-name="T6">= </text:span><text:span text:style-name="T6">‘P</text:span><text:span text:style-name="T6">ur-</text:span><text:span text:style-name="T6">P</text:span><text:span text:style-name="T6">ur’ 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.301cm" svg:y1="11.892cm" svg:x2="4.206cm" svg:y2="13.387cm">
          <text:p/>
        </draw:line>
        <draw:custom-shape draw:style-name="gr11" draw:text-style-name="P10" draw:layer="layout" svg:width="0.476cm" svg:height="0.913cm" svg:x="1.924cm" svg:y="1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5" draw:id="id5" draw:layer="layout" svg:width="14.1cm" svg:height="9.6cm" svg:x="0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6.3cm" svg:height="4.8cm" svg:x="3.1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17.2cm" svg:y1="2.9cm" svg:x2="18.236cm" svg:y2="18.505cm" draw:start-shape="id3" draw:start-glue-point="10" draw:end-shape="id4" draw:end-glue-point="11" svg:d="M17200 2900c691 0 1036 5201 1036 15605" svg:viewBox="0 0 1037 15606">
          <text:p/>
        </draw:connector>
        <draw:line draw:style-name="gr15" draw:text-style-name="P12" draw:layer="layout" svg:x1="1.729cm" svg:y1="11.026cm" svg:x2="1.729cm" svg:y2="9.846cm">
          <text:p/>
        </draw:line>
        <draw:line draw:style-name="gr15" draw:text-style-name="P12" draw:layer="layout" svg:x1="1.729cm" svg:y1="9.846cm" svg:x2="10.113cm" svg:y2="9.846cm">
          <text:p/>
        </draw:line>
        <draw:line draw:style-name="gr5" draw:text-style-name="P6" draw:layer="layout" svg:x1="10.113cm" svg:y1="11.184cm" svg:x2="10.113cm" svg:y2="9.846cm">
          <text:p/>
        </draw:line>
        <draw:custom-shape draw:style-name="gr16" draw:text-style-name="P7" draw:layer="layout" svg:width="2.191cm" svg:height="0.472cm" svg:x="5.254cm" svg:y="9.374cm">
          <text:p text:style-name="P1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7.921cm" svg:y="10.003cm">
          <text:p text:style-name="P1"><text:span text:style-name="T3">MismF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113cm" svg:y1="10.947cm" svg:x2="10.113cm" svg:y2="10.475cm">
          <text:p/>
        </draw:line>
        <draw:line draw:style-name="gr18" draw:text-style-name="P6" draw:layer="layout" svg:x1="7.922cm" svg:y1="10.868cm" svg:x2="7.922cm" svg:y2="10.475cm">
          <text:p/>
        </draw:line>
        <draw:frame draw:style-name="gr19" draw:text-style-name="P13" draw:layer="layout" svg:width="4.3cm" svg:height="1.521cm" svg:x="0.7cm" svg:y="0.879cm">
          <draw:text-box>
            <text:p>-2|-1|0|1|2</text:p>
          </draw:text-box>
        </draw:fram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custom-shape draw:style-name="gr7" draw:text-style-name="P15" draw:layer="layout" svg:width="12.862cm" svg:height="0.866cm" svg:x="6.9cm" svg:y="20.034cm">
          <text:p text:style-name="P14">..<text:span text:style-name="T4">CCAGTTCTAGCTGGTGCTATTAC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6.867cm" svg:y="20.72cm">
          <text:p text:style-name="P1"><text:span text:style-name="T4">GGICAIRAICGICCICGITART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4" draw:id="id4" draw:layer="layout" svg:width="14.1cm" svg:height="9.6cm" svg:x="6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2" draw:layer="layout" svg:x1="7.629cm" svg:y1="20.326cm" svg:x2="7.629cm" svg:y2="19.146cm">
          <text:p/>
        </draw:line>
        <draw:line draw:style-name="gr15" draw:text-style-name="P12" draw:layer="layout" svg:x1="7.629cm" svg:y1="19.146cm" svg:x2="16.013cm" svg:y2="19.146cm">
          <text:p/>
        </draw:line>
        <draw:line draw:style-name="gr5" draw:text-style-name="P6" draw:layer="layout" svg:x1="16.013cm" svg:y1="20.484cm" svg:x2="16.013cm" svg:y2="19.146cm">
          <text:p/>
        </draw:line>
        <draw:custom-shape draw:style-name="gr16" draw:text-style-name="P7" draw:layer="layout" svg:width="2.191cm" svg:height="0.472cm" svg:x="11.154cm" svg:y="18.674cm">
          <text:p text:style-name="P1"><text:span text:style-name="T3">MismRT = 0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13.821cm" svg:y="19.303cm">
          <text:p text:style-name="P1"><text:span text:style-name="T3">MismR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6.013cm" svg:y1="20.247cm" svg:x2="16.013cm" svg:y2="19.775cm">
          <text:p/>
        </draw:line>
        <draw:line draw:style-name="gr18" draw:text-style-name="P6" draw:layer="layout" svg:x1="13.822cm" svg:y1="20.168cm" svg:x2="13.822cm" svg:y2="19.775cm">
          <text:p/>
        </draw:line>
        <draw:custom-shape draw:style-name="gr22" draw:text-style-name="P11" xml:id="id3" draw:id="id3" draw:layer="layout" svg:width="6.3cm" svg:height="4.8cm" svg:x="1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6" draw:layer="layout" draw:type="curve" draw:line-skew="0.812cm" svg:x1="3.026cm" svg:y1="2.6cm" svg:x2="0.3cm" svg:y2="12.6cm" draw:end-shape="id5" draw:end-glue-point="6" svg:d="M3026 2600c-3700 0-2338 10000-2726 10000" svg:viewBox="0 0 2727 10001">
          <text:p/>
        </draw:connector>
        <draw:custom-shape draw:style-name="gr24" draw:text-style-name="P7" draw:layer="layout" svg:width="1.754cm" svg:height="0.7cm" svg:x="1.6cm" svg:y="8cm">
          <text:p text:style-name="P1"><text:span text:style-name="T3">F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.6cm" svg:y1="8.1cm" svg:x2="1.6cm" svg:y2="11.7cm">
          <text:p/>
        </draw:line>
        <draw:frame draw:style-name="gr19" draw:text-style-name="P13" draw:layer="layout" svg:width="4.3cm" svg:height="1.521cm" svg:x="17.29cm" svg:y="0.879cm">
          <draw:text-box>
            <text:p>657|658|659</text:p>
          </draw:text-box>
        </draw:frame>
        <draw:custom-shape draw:style-name="gr6" draw:text-style-name="P7" draw:layer="layout" svg:width="1.8cm" svg:height="0.7cm" svg:x="12.1cm" svg:y="5.6cm">
          <text:p text:style-name="P1"><text:span text:style-name="T3">R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2.1cm" svg:y1="1.6cm" svg:x2="12.1cm" svg:y2="6.2cm">
          <text:p/>
        </draw:line>
        <draw:custom-shape draw:style-name="gr8" draw:text-style-name="P8" draw:layer="layout" svg:width="10.003cm" svg:height="0.55cm" svg:x="0.967cm" svg:y="11.42cm">
          <text:p text:style-name="P1"><text:span text:style-name="T5">CG</text:span><text:span text:style-name="T4">IGGICTRTAYMGIAARGGI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frame draw:style-name="gr20" draw:text-style-name="P13" draw:layer="layout" svg:width="0.8cm" svg:height="1.161cm" svg:x="15.7cm" svg:y="21cm">
          <draw:text-box>
            <text:p>1</text:p>
          </draw:text-box>
        </draw:frame>
        <draw:frame draw:style-name="gr20" draw:text-style-name="P13" draw:layer="layout" svg:width="1.6cm" svg:height="1.161cm" svg:x="6.9cm" svg:y="21.039cm">
          <draw:text-box>
            <text:p>23</text:p>
          </draw:text-box>
        </draw:frame>
        <draw:frame draw:style-name="gr20" draw:text-style-name="P13" draw:layer="layout" svg:width="0.8cm" svg:height="1.161cm" svg:x="15.7cm" svg:y="21cm">
          <draw:text-box>
            <text:p>1</text:p>
          </draw:text-box>
        </draw:frame>
        <draw:frame draw:style-name="gr20" draw:text-style-name="P13" draw:layer="layout" svg:width="1.6cm" svg:height="1.161cm" svg:x="6.9cm" svg:y="21.039cm">
          <draw:text-box>
            <text:p>2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7-09T12:25:11.951433422</dc:date>
    <meta:editing-duration>PT21M7S</meta:editing-duration>
    <meta:editing-cycles>7</meta:editing-cycles>
    <meta:generator>LibreOffice/6.0.7.3$Linux_X86_64 LibreOffice_project/00m0$Build-3</meta:generator>
    <meta:document-statistic meta:object-count="54"/>
  </office:meta>
</office:document-meta>
</file>